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ble 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formula="of:=SUM([.A3:.D3])" office:value-type="float" office:value="15" calcext:value-type="float">
            <text:p>15</text:p>
          </table:table-cell>
        </table:table-row>
      </table:table>
      <table:table table:name="Sheet2" table:style-name="ta1">
        <table:shapes>
          <draw:frame draw:z-index="0" draw:style-name="gr1" draw:text-style-name="P1" svg:width="2.6465in" svg:height="1.3827in" svg:x="1.8185in" svg:y="0.2173in">
            <draw:object draw:notify-on-update-of-ranges="Sheet2.A2:Sheet2.A2 Sheet2.A3:Sheet2.A7 Sheet2.B2:Sheet2.B2 Sheet2.B3:Sheet2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able tw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^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^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^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^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^2" office:value-type="float" office:value="25" calcext:value-type="float">
            <text:p>2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20:44:03.125809286</meta:creation-date>
    <dc:date>2026-04-18T20:48:47.425816794</dc:date>
    <meta:editing-duration>PT4M44S</meta:editing-duration>
    <meta:editing-cycles>1</meta:editing-cycles>
    <meta:document-statistic meta:table-count="2" meta:cell-count="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723cm" svg:height="3.513cm" xlink:href=".." xlink:type="simple" chart:class="chart:bar" chart:style-name="ch1">
        <chart:legend chart:legend-position="end" svg:x="5.783cm" svg:y="1.208cm" style:legend-expansion="high" chart:style-name="ch2"/>
        <chart:plot-area chart:style-name="ch3" table:cell-range-address="Sheet2.A2:Sheet2.B7" chart:data-source-has-labels="row" svg:x="0.134cm" svg:y="0.07cm" svg:width="5.515cm" svg:height="3.373cm">
          <chart:coordinate-region svg:x="0.755cm" svg:y="0.269cm" svg:width="4.894cm" svg:height="2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3:Sheet2.A7" chart:label-cell-address="Sheet2.A2:Sheet2.A2" chart:class="chart:bar">
            <chart:data-point chart:repeated="5"/>
          </chart:series>
          <chart:series chart:style-name="ch8" chart:values-cell-range-address="Sheet2.B3:Sheet2.B7" chart:label-cell-address="Sheet2.B2:Sheet2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2.A2:Sheet2.A2</svg:desc>
                </draw:g>
              </table:table-cell>
              <table:table-cell office:value-type="string">
                <text:p>y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7</svg:desc>
                </draw:g>
              </table:table-cell>
              <table:table-cell office:value-type="float" office:value="1">
                <text:p>1</text:p>
                <draw:g>
                  <svg:desc>Sheet2.B3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